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4%"/>
      <style:text-properties officeooo:paragraph-rsid="0010caae"/>
    </style:style>
    <style:style style:name="P2" style:family="paragraph" style:parent-style-name="Text_20_body">
      <style:paragraph-properties fo:line-height="114%"/>
      <style:text-properties style:font-name="Times New Roman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Arial" fo:font-size="15pt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justify" style:justify-single-word="false"/>
    </style:style>
    <style:style style:name="P6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officeooo:rsid="001277d7" officeooo:paragraph-rsid="001277d7" fo:background-color="#ffff00"/>
    </style:style>
    <style:style style:name="P7" style:family="paragraph" style:parent-style-name="Text_20_body">
      <style:paragraph-properties fo:line-height="114%"/>
      <style:text-properties style:font-name="Times New Roman"/>
    </style:style>
    <style:style style:name="T1" style:family="text">
      <style:text-properties style:use-window-font-color="true" style:font-name="Arial" fo:font-size="11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Times New Roman" fo:font-size="11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Times New Roman" fo:font-size="11pt" fo:font-weight="normal" officeooo:rsid="0011dcc4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Times New Roman" fo:font-size="11pt" fo:font-weight="normal" style:font-name-asian="Calibri1" style:font-name-complex="Calibri1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0caae"/>
    </style:style>
    <style:style style:name="T7" style:family="text">
      <style:text-properties style:font-name="Times New Roman" officeooo:rsid="0011dcc4"/>
    </style:style>
    <style:style style:name="T8" style:family="text">
      <style:text-properties officeooo:rsid="0010caae"/>
    </style:style>
    <style:style style:name="T9" style:family="text">
      <style:text-properties officeooo:rsid="0011dcc4"/>
    </style:style>
    <style:style style:name="T10" style:family="text">
      <style:text-properties officeooo:rsid="0011dcc4" fo:background-color="#ffff00" loext:char-shading-value="0"/>
    </style:style>
    <style:style style:name="T11" style:family="text">
      <style:text-properties officeooo:rsid="0011dcc4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</text:p>
      <text:p text:style-name="P3"/>
      <text:p text:style-name="P5"><text:span text:style-name="T1"><text:tab/></text:span><text:span text:style-name="T2">No Brasil existem, segundo dados da IBGE 2010, aproximadamente 6,5 milhões de pessoas com deficiência visual sendo 528.624 pessoa</text:span><text:span text:style-name="T3">s</text:span><text:span text:style-name="T2"> que não tem 100% da visão. Com isso, essas pessoas possuem uma grande dificuldade em realizar grande parte das atividades cotidianas. Uma delas é a leitura de textos e livros que não </text:span><text:span text:style-name="T3">possuem</text:span><text:span text:style-name="T2"> versão em braile </text:span><text:span text:style-name="T3">disponíveis</text:span><text:span text:style-name="T2">. </text:span></text:p>
      <text:p text:style-name="P6"><text:span text:style-name="T4">(trabalhos relacionados)</text:span></text:p>
      <text:p text:style-name="P2"><text:tab/>Este é um problema que vem trazendo um grande prejuízo no mercado de trabalho, em instituiç<text:span text:style-name="T9">ões</text:span> acad<text:span text:style-name="T8">ê</text:span>mica<text:span text:style-name="T9">s</text:span> entre outros para pessoa cegas. Durante a realização de uma prova, por exemplo, uma pessoa com deficiência visual precisa de um auxiliar para poder responder suas questões. Al<text:span text:style-name="T9">é</text:span>m disso, o número de livros disponíveis em braille (escritas com pontos em relevos) <text:span text:style-name="T9">é ínfimo</text:span>. <text:span text:style-name="T11">(pesquisar referências)</text:span></text:p>
      <text:p text:style-name="P1"><text:span text:style-name="T5"><text:tab/>Esse projeto tem como objetivo principal construir um dispositivo </text:span><text:span text:style-name="T7">computacional</text:span><text:span text:style-name="T5"> que irá identificar e interpretar o texto captado pela c</text:span><text:span text:style-name="T6">â</text:span><text:span text:style-name="T5">mera e </text:span><text:span text:style-name="T7">o</text:span><text:span text:style-name="T5"> pronunciar</text:span><text:span text:style-name="T7">á</text:span><text:span text:style-name="T5"> para o usuário. Para isso será utilizado uma c</text:span><text:span text:style-name="T6">â</text:span><text:span text:style-name="T5">mera, um fone de ouvido.</text:span></text:p>
      <text:p text:style-name="P2"><text:tab/>Este projeto poderá auxiliar tanto as pessoas que não possuem a visão quanto as pessoas que <text:span text:style-name="T9">possuam algum grau de deficiência visual</text:span>. O dispositivo <text:span text:style-name="T9">computacional</text:span> pode até substituir o óculos quando trata-<text:span text:style-name="T9">se</text:span> d<text:span text:style-name="T9">a</text:span> questão d<text:span text:style-name="T9">a</text:span> leitura de texto<text:span text:style-name="T9">s</text:span>.</text:p>
      <text:p text:style-name="P2"><text:tab/>Alguns dos estudos que serão realizados para o desenvolvimento do projeto serão: filtragem espacial de imagem, opencv, linguagem de programação C++, entre outros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2T14:42:08.713060763</dc:date>
    <meta:editing-duration>PT57M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218" meta:character-count="1421" meta:non-whitespace-character-count="1203"/>
  </office:meta>
</office:document-meta>
</file>